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9" style:family="table">
      <style:table-properties style:width="2.4042in" fo:margin-left="0in" table:align="left" style:writing-mode="lr-tb"/>
    </style:style>
    <style:style style:name="Table9.A" style:family="table-column">
      <style:table-column-properties style:column-width="0.9375in"/>
    </style:style>
    <style:style style:name="Table9.B" style:family="table-column">
      <style:table-column-properties style:column-width="1.4667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1" style:family="table">
      <style:table-properties style:width="3.5736in" fo:margin-left="0.1007in" fo:margin-top="0in" fo:margin-bottom="0.0799in" fo:break-before="page" table:align="left" fo:background-color="transparent" fo:keep-with-next="auto" style:may-break-between-rows="false" style:writing-mode="lr-tb">
        <style:background-image/>
      </style:table-properties>
    </style:style>
    <style:style style:name="Table1.A" style:family="table-column">
      <style:table-column-properties style:column-width="0.6972in"/>
    </style:style>
    <style:style style:name="Table1.B" style:family="table-column">
      <style:table-column-properties style:column-width="0.7528in"/>
    </style:style>
    <style:style style:name="Table1.C" style:family="table-column">
      <style:table-column-properties style:column-width="2.1236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none"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none" fo:border-right="0.75pt solid #666666" fo:border-top="none" fo:border-bottom="0.75pt solid #666666"/>
    </style:style>
    <style:style style:name="Table1.5" style:family="table-row">
      <style:table-row-properties style:min-row-height="0.459in" fo:keep-together="auto"/>
    </style:style>
    <style:style style:name="Table1.6" style:family="table-row">
      <style:table-row-properties style:min-row-height="0.1931in" fo:keep-together="auto"/>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none" fo:border-right="0.75pt solid #666666" fo:border-top="none" fo:border-bottom="0.75pt solid #666666"/>
    </style:style>
    <style:style style:name="Table1.7" style:family="table-row">
      <style:table-row-properties style:min-row-height="0.1931in" fo:background-color="transparent" fo:keep-together="auto">
        <style:background-image/>
      </style:table-row-properties>
    </style:style>
    <style:style style:name="Table1.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1.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1.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1.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1.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75in" table:align="margins" fo:background-color="transparent" style:may-break-between-rows="false" style:writing-mode="lr-tb" table:border-model="collapsing">
        <style:background-image/>
      </style:table-properties>
    </style:style>
    <style:style style:name="Environmental_5f_Effects.A" style:display-name="Environmental_Effects.A" style:family="table-column">
      <style:table-column-properties style:column-width="1.0257in" style:rel-column-width="17929*"/>
    </style:style>
    <style:style style:name="Environmental_5f_Effects.B" style:display-name="Environmental_Effects.B" style:family="table-column">
      <style:table-column-properties style:column-width="1.4736in" style:rel-column-width="25747*"/>
    </style:style>
    <style:style style:name="Environmental_5f_Effects.C" style:display-name="Environmental_Effects.C" style:family="table-column">
      <style:table-column-properties style:column-width="1.2507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139in" fo:margin-bottom="0in" style:contextual-spacing="false" fo:line-height="100%" fo:text-align="start" style:justify-single-word="false"/>
      <style:text-properties fo:color="#3d85c6" loext:opacity="100%" fo:font-size="13pt" fo:language="en" fo:country="US" style:font-size-asian="13pt" style:font-size-complex="13pt"/>
    </style:style>
    <style:style style:name="P4" style:family="paragraph" style:parent-style-name="Heading_20_3">
      <style:paragraph-properties fo:margin-top="0.139in" fo:margin-bottom="0in" style:contextual-spacing="false" fo:line-height="100%" fo:text-align="start" style:justify-single-word="false"/>
      <style:text-properties fo:color="#3d85c6" loext:opacity="100%" fo:language="en" fo:country="US"/>
    </style:style>
    <style:style style:name="P5" style:family="paragraph" style:parent-style-name="Heading_20_4">
      <style:paragraph-properties fo:margin-top="0in" fo:margin-bottom="0in" style:contextual-spacing="false" fo:line-height="100%" fo:text-align="start" style:justify-single-word="false"/>
      <style:text-properties fo:color="#3d85c6" loext:opacity="100%" style:font-name="Spectral" fo:language="en" fo:country="US" style:font-name-asian="Spectral1" style:font-name-complex="Spectral1"/>
    </style:style>
    <style:style style:name="P6" style:family="paragraph" style:parent-style-name="Heading_20_2">
      <style:paragraph-properties fo:margin-top="0in" fo:margin-bottom="0in" style:contextual-spacing="false" fo:line-height="100%" fo:text-align="start" style:justify-single-word="false"/>
      <style:text-properties fo:font-size="16pt" fo:language="en" fo:country="US" style:font-size-asian="16pt" style:font-size-complex="16pt"/>
    </style:style>
    <style:style style:name="P7" style:family="paragraph" style:parent-style-name="Heading_20_2">
      <style:paragraph-properties fo:margin-top="0in" fo:margin-bottom="0in" style:contextual-spacing="false" fo:line-height="100%" fo:text-align="start" style:justify-single-word="false"/>
      <style:text-properties fo:font-size="16pt" fo:language="en" fo:country="US" officeooo:paragraph-rsid="00173790" style:font-size-asian="16pt" style:font-size-complex="16pt"/>
    </style:style>
    <style:style style:name="P8" style:family="paragraph" style:parent-style-name="Heading_20_2">
      <style:paragraph-properties fo:margin-top="0in" fo:margin-bottom="0in" style:contextual-spacing="false" fo:line-height="100%" fo:text-align="start" style:justify-single-word="false" fo:break-before="column"/>
      <style:text-properties fo:font-size="16pt" fo:language="en" fo:country="US" style:font-size-asian="16pt" style:font-size-complex="16pt"/>
    </style:style>
    <style:style style:name="P9" style:family="paragraph" style:parent-style-name="Exalted">
      <style:paragraph-properties fo:margin-top="0in" fo:margin-bottom="0.0835in" style:contextual-spacing="false" fo:line-height="100%" fo:text-align="start" style:justify-single-word="false"/>
      <style:text-properties fo:language="en" fo:country="US"/>
    </style:style>
    <style:style style:name="P10" style:family="paragraph" style:parent-style-name="Exalted">
      <style:paragraph-properties fo:margin-top="0in" fo:margin-bottom="0.0835in" style:contextual-spacing="false" fo:line-height="100%" fo:text-align="start" style:justify-single-word="false"/>
      <style:text-properties fo:language="en" fo:country="US" officeooo:paragraph-rsid="0023d8d7"/>
    </style:style>
    <style:style style:name="P11" style:family="paragraph" style:parent-style-name="Exalted">
      <style:paragraph-properties fo:margin-top="0in" fo:margin-bottom="0.0835in" style:contextual-spacing="false" fo:line-height="100%" fo:text-align="start" style:justify-single-word="false"/>
      <style:text-properties fo:language="en" fo:country="US" officeooo:paragraph-rsid="0035e44a"/>
    </style:style>
    <style:style style:name="P12" style:family="paragraph" style:parent-style-name="Exalted">
      <style:paragraph-properties fo:margin-top="0in" fo:margin-bottom="0.0835in" style:contextual-spacing="false" fo:line-height="100%" fo:text-align="start" style:justify-single-word="false"/>
      <style:text-properties fo:language="en" fo:country="US" officeooo:rsid="002be4ae" officeooo:paragraph-rsid="002be4ae"/>
    </style:style>
    <style:style style:name="P13"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4"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253e76" style:font-name-asian="Spectral1" style:font-size-asian="9pt" style:font-name-complex="Spectral1" style:font-size-complex="9pt"/>
    </style:style>
    <style:style style:name="P15" style:family="paragraph" style:parent-style-name="Exalted">
      <style:paragraph-properties fo:margin-top="0in" fo:margin-bottom="0.0835in" style:contextual-spacing="false" fo:line-height="100%" fo:text-align="start" style:justify-single-word="false"/>
      <style:text-properties fo:font-size="9pt" fo:language="en" fo:country="US" officeooo:rsid="00306eb2" officeooo:paragraph-rsid="00306eb2" style:font-name-asian="Spectral1" style:font-size-asian="9pt" style:font-name-complex="Spectral1" style:font-size-complex="9pt"/>
    </style:style>
    <style:style style:name="P16" style:family="paragraph" style:parent-style-name="Exalted">
      <style:paragraph-properties fo:margin-top="0in" fo:margin-bottom="0.0835in" style:contextual-spacing="false" fo:line-height="100%" fo:text-align="start" style:justify-single-word="false"/>
      <style:text-properties fo:font-size="9pt" fo:language="en" fo:country="US" officeooo:rsid="0035e44a" officeooo:paragraph-rsid="0035e44a" style:font-name-asian="Spectral1" style:font-size-asian="9pt" style:font-name-complex="Spectral1" style:font-size-complex="9pt"/>
    </style:style>
    <style:style style:name="P17" style:family="paragraph" style:parent-style-name="Exalted">
      <style:paragraph-properties fo:margin-top="0in" fo:margin-bottom="0.0835in" style:contextual-spacing="false" fo:line-height="100%" fo:text-align="start" style:justify-single-word="false"/>
      <style:text-properties officeooo:paragraph-rsid="00173790"/>
    </style:style>
    <style:style style:name="P18" style:family="paragraph" style:parent-style-name="Exalted">
      <style:paragraph-properties fo:margin-top="0in" fo:margin-bottom="0.0835in" style:contextual-spacing="false" fo:line-height="100%" fo:text-align="start" style:justify-single-word="false"/>
      <style:text-properties officeooo:paragraph-rsid="00220fb9"/>
    </style:style>
    <style:style style:name="P19" style:family="paragraph" style:parent-style-name="Exalted">
      <style:paragraph-properties fo:margin-top="0in" fo:margin-bottom="0.0835in" style:contextual-spacing="false" fo:line-height="100%" fo:text-align="start" style:justify-single-word="false"/>
      <style:text-properties officeooo:paragraph-rsid="00253e76"/>
    </style:style>
    <style:style style:name="P20" style:family="paragraph" style:parent-style-name="Exalted">
      <style:text-properties fo:font-size="9pt" officeooo:rsid="001bf906" officeooo:paragraph-rsid="001bf906" style:font-size-asian="9pt" style:font-size-complex="9pt"/>
    </style:style>
    <style:style style:name="P21" style:family="paragraph" style:parent-style-name="Exalted">
      <style:text-properties style:use-window-font-color="true" loext:opacity="0%" style:font-name="Times New Roman" fo:font-size="9pt" fo:language="en" fo:country="none" officeooo:rsid="001cdb88" officeooo:paragraph-rsid="001cdb88" style:letter-kerning="false" style:font-name-asian="Spectral1" style:font-size-asian="9pt" style:language-asian="zh" style:country-asian="CN" style:font-name-complex="Spectral1" style:font-size-complex="9pt" style:language-complex="hi" style:country-complex="IN"/>
    </style:style>
    <style:style style:name="P22" style:family="paragraph" style:parent-style-name="Heading_20_2">
      <style:paragraph-properties fo:break-before="column"/>
    </style:style>
    <style:style style:name="P23" style:family="paragraph" style:parent-style-name="Heading_20_3">
      <style:text-properties officeooo:rsid="001bf906" officeooo:paragraph-rsid="001bf906"/>
    </style:style>
    <style:style style:name="P24" style:family="paragraph" style:parent-style-name="Heading_20_3">
      <style:text-properties officeooo:paragraph-rsid="001cdb88"/>
    </style:style>
    <style:style style:name="P25" style:family="paragraph" style:parent-style-name="Heading_20_3">
      <style:text-properties officeooo:rsid="001fbeca" officeooo:paragraph-rsid="001fbeca"/>
    </style:style>
    <style:style style:name="P26" style:family="paragraph" style:parent-style-name="Heading_20_3">
      <style:text-properties fo:color="#3d85c6" loext:opacity="100%" style:font-name="Goudy" fo:font-size="12pt" fo:language="en" fo:country="none" officeooo:rsid="002fef9a" officeooo:paragraph-rsid="002fef9a" style:letter-kerning="false" style:font-name-asian="Modern Antiqua1" style:font-size-asian="12pt" style:language-asian="zh" style:country-asian="CN" style:font-name-complex="Modern Antiqua1" style:font-size-complex="12pt" style:language-complex="hi" style:country-complex="IN"/>
    </style:style>
    <style:style style:name="P27" style:family="paragraph" style:parent-style-name="Heading_20_3">
      <style:text-properties officeooo:rsid="0044db71" officeooo:paragraph-rsid="0044db71"/>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35e44a"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35e44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left="0in" fo:margin-right="0.0402in" fo:text-align="center" style:justify-single-word="false" fo:text-indent="0in" style:auto-text-indent="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35e44a"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Heading">
      <style:text-properties officeooo:paragraph-rsid="0035e44a"/>
    </style:style>
    <style:style style:name="P32" style:family="paragraph" style:parent-style-name="Heading_20_1">
      <style:paragraph-properties fo:text-align="center" style:justify-single-word="false"/>
    </style:style>
    <style:style style:name="P33"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fo:font-size="18pt" fo:language="en" fo:country="US" style:font-size-asian="18pt" style:font-size-complex="18pt"/>
    </style:style>
    <style:style style:name="P34" style:family="paragraph" style:parent-style-name="Heading_20_2">
      <style:paragraph-properties fo:break-before="column"/>
    </style:style>
    <style:style style:name="P35" style:family="paragraph" style:parent-style-name="Exalted" style:list-style-name="Exalt_20_Dot">
      <style:text-properties officeooo:paragraph-rsid="0052f736"/>
    </style:style>
    <style:style style:name="P36" style:family="paragraph" style:parent-style-name="Exalted" style:list-style-name="Exalt_20_Dot">
      <style:text-properties officeooo:paragraph-rsid="00581e21"/>
    </style:style>
    <style:style style:name="P37" style:family="paragraph" style:parent-style-name="Exalted" style:list-style-name="Exalt_20_Dot">
      <style:text-properties officeooo:paragraph-rsid="005c704a"/>
    </style:style>
    <style:style style:name="P38" style:family="paragraph" style:parent-style-name="Exalted" style:list-style-name="Exalt_20_Dot">
      <style:text-properties officeooo:rsid="0044db71" officeooo:paragraph-rsid="0044db71"/>
    </style:style>
    <style:style style:name="P39" style:family="paragraph" style:parent-style-name="Exalted">
      <style:text-properties style:use-window-font-color="true" loext:opacity="0%" style:font-name="Times New Roman" fo:font-size="10pt" fo:language="en" fo:country="none" officeooo:rsid="0046cce5" officeooo:paragraph-rsid="0046cce5"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list-style-name="Exalt_20_Dot">
      <style:text-properties style:use-window-font-color="true" loext:opacity="0%" style:font-name="Times New Roman" fo:font-size="10pt" fo:language="en" fo:country="none" officeooo:rsid="0046cce5" officeooo:paragraph-rsid="0046cce5"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list-style-name="Exalt_20_Dot">
      <style:text-properties officeooo:rsid="00496225" officeooo:paragraph-rsid="00496225"/>
    </style:style>
    <style:style style:name="P42" style:family="paragraph" style:parent-style-name="Exalted" style:list-style-name="Exalt_20_Dot">
      <style:text-properties officeooo:rsid="00496225" officeooo:paragraph-rsid="004a9fef"/>
    </style:style>
    <style:style style:name="P43" style:family="paragraph" style:parent-style-name="Exalted" style:list-style-name="Exalt_20_Dot">
      <style:text-properties fo:font-weight="bold" officeooo:rsid="00496225" officeooo:paragraph-rsid="00496225" style:font-weight-asian="bold" style:font-weight-complex="bold"/>
    </style:style>
    <style:style style:name="P44" style:family="paragraph" style:parent-style-name="Exalted" style:list-style-name="Exalt_20_Dot">
      <style:text-properties fo:font-weight="bold" officeooo:rsid="004a9fef" officeooo:paragraph-rsid="004a9fef" style:font-weight-asian="bold" style:font-weight-complex="bold"/>
    </style:style>
    <style:style style:name="P45" style:family="paragraph" style:parent-style-name="Exalted" style:list-style-name="Exalt_20_Dot">
      <style:text-properties fo:font-weight="bold" officeooo:rsid="004bb3cc" officeooo:paragraph-rsid="004bb3cc" style:font-weight-asian="bold" style:font-weight-complex="bold"/>
    </style:style>
    <style:style style:name="P46" style:family="paragraph" style:parent-style-name="Exalted" style:list-style-name="Exalt_20_Dot">
      <style:text-properties fo:font-weight="bold" officeooo:rsid="021cda2a" officeooo:paragraph-rsid="00518a7f" style:font-weight-asian="bold" style:font-weight-complex="bold"/>
    </style:style>
    <style:style style:name="P47" style:family="paragraph" style:parent-style-name="Exalted" style:list-style-name="Exalt_20_Dot">
      <style:text-properties fo:font-weight="bold" officeooo:rsid="0219d187" officeooo:paragraph-rsid="00518a7f" style:font-weight-asian="bold" style:font-weight-complex="bold"/>
    </style:style>
    <style:style style:name="P48" style:family="paragraph" style:parent-style-name="Exalted">
      <style:text-properties fo:font-weight="bold" officeooo:rsid="00518a7f" officeooo:paragraph-rsid="00518a7f" style:font-weight-asian="bold" style:font-weight-complex="bold"/>
    </style:style>
    <style:style style:name="P49" style:family="paragraph" style:parent-style-name="Exalted" style:list-style-name="Exalt_20_Dot">
      <style:text-properties fo:font-weight="bold" officeooo:rsid="00518a7f" officeooo:paragraph-rsid="0052f736" style:font-weight-asian="bold" style:font-weight-complex="bold"/>
    </style:style>
    <style:style style:name="P50" style:family="paragraph" style:parent-style-name="Exalted" style:list-style-name="Exalt_20_Dot">
      <style:text-properties fo:font-weight="bold" officeooo:rsid="0055e8f2" officeooo:paragraph-rsid="0055e8f2" style:font-weight-asian="bold" style:font-weight-complex="bold"/>
    </style:style>
    <style:style style:name="P51" style:family="paragraph" style:parent-style-name="Exalted" style:list-style-name="Exalt_20_Dot">
      <style:text-properties fo:font-weight="bold" officeooo:rsid="00581e21" officeooo:paragraph-rsid="005c704a" style:font-weight-asian="bold" style:font-weight-complex="bold"/>
    </style:style>
    <style:style style:name="P52" style:family="paragraph" style:parent-style-name="Exalted" style:list-style-name="Exalt_20_Dot">
      <style:text-properties officeooo:rsid="004a9fef" officeooo:paragraph-rsid="004a9fef"/>
    </style:style>
    <style:style style:name="P53" style:family="paragraph" style:parent-style-name="Exalted">
      <style:text-properties officeooo:rsid="004bb3cc" officeooo:paragraph-rsid="004bb3cc"/>
    </style:style>
    <style:style style:name="P54" style:family="paragraph" style:parent-style-name="Exalted">
      <style:text-properties fo:font-weight="normal" officeooo:rsid="004bb3cc" officeooo:paragraph-rsid="004bb3cc" style:font-weight-asian="normal" style:font-weight-complex="normal"/>
    </style:style>
    <style:style style:name="P55" style:family="paragraph" style:parent-style-name="Exalted">
      <style:text-properties fo:font-weight="normal" officeooo:rsid="004e7dd5" officeooo:paragraph-rsid="004e7dd5" style:font-weight-asian="normal" style:font-weight-complex="normal"/>
    </style:style>
    <style:style style:name="P56" style:family="paragraph" style:parent-style-name="Exalted">
      <style:text-properties fo:font-weight="normal" officeooo:rsid="015c1915" officeooo:paragraph-rsid="005c704a" style:font-weight-asian="normal" style:font-weight-complex="normal"/>
    </style:style>
    <style:style style:name="P57" style:family="paragraph" style:parent-style-name="Exalted">
      <style:text-properties officeooo:rsid="00518a7f" officeooo:paragraph-rsid="00518a7f"/>
    </style:style>
    <style:style style:name="P58" style:family="paragraph" style:parent-style-name="Exalted">
      <style:text-properties officeooo:rsid="0270eca5" officeooo:paragraph-rsid="0052f736"/>
    </style:style>
    <style:style style:name="P59" style:family="paragraph" style:parent-style-name="Exalted">
      <style:text-properties officeooo:paragraph-rsid="0052f736"/>
    </style:style>
    <style:style style:name="P60" style:family="paragraph" style:parent-style-name="Exalted">
      <style:text-properties officeooo:rsid="00547348" officeooo:paragraph-rsid="00547348"/>
    </style:style>
    <style:style style:name="P61" style:family="paragraph" style:parent-style-name="Exalted">
      <style:text-properties officeooo:rsid="0055e8f2" officeooo:paragraph-rsid="0055e8f2"/>
    </style:style>
    <style:style style:name="P62" style:family="paragraph" style:parent-style-name="Exalted" style:list-style-name="Exalt_20_Dot">
      <style:text-properties officeooo:rsid="0055e8f2" officeooo:paragraph-rsid="0055e8f2"/>
    </style:style>
    <style:style style:name="P63" style:family="paragraph" style:parent-style-name="Exalted" style:list-style-name="Exalt_20_Dot">
      <style:text-properties officeooo:rsid="00581e21" officeooo:paragraph-rsid="00581e21"/>
    </style:style>
    <style:style style:name="P64" style:family="paragraph" style:parent-style-name="Exalted" style:list-style-name="Exalt_20_Dot">
      <style:paragraph-properties fo:margin-top="0in" fo:margin-bottom="0in" style:contextual-spacing="false" fo:line-height="100%" fo:text-align="start" style:justify-single-word="false"/>
      <style:text-properties fo:language="en" fo:country="US"/>
    </style:style>
    <style:style style:name="P65" style:family="paragraph" style:parent-style-name="Exalted" style:list-style-name="Exalt_20_Dot">
      <style:paragraph-properties fo:margin-top="0in" fo:margin-bottom="0in" style:contextual-spacing="false" fo:line-height="100%" fo:text-align="start" style:justify-single-word="false"/>
      <style:text-properties fo:language="en" fo:country="US" style:font-name-asian="Spectral1" style:font-name-complex="Spectral1"/>
    </style:style>
    <style:style style:name="P66" style:family="paragraph" style:parent-style-name="Exalted" style:list-style-name="Exalt_20_Dot">
      <style:paragraph-properties fo:margin-top="0in" fo:margin-bottom="0in" style:contextual-spacing="false" fo:line-height="100%" fo:text-align="start" style:justify-single-word="false"/>
      <style:text-properties fo:language="en" fo:country="US" officeooo:paragraph-rsid="00269c26" style:font-name-asian="Spectral1" style:font-name-complex="Spectral1"/>
    </style:style>
    <style:style style:name="P67"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68"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69"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Spectral" fo:font-size="9pt" fo:language="en" fo:country="US" officeooo:rsid="0014da36" officeooo:paragraph-rsid="0014da36" style:letter-kerning="false" style:font-name-asian="Spectral1" style:font-size-asian="9pt" style:language-asian="zh" style:country-asian="CN" style:font-name-complex="Spectral1" style:font-size-complex="9pt" style:language-complex="hi" style:country-complex="IN"/>
    </style:style>
    <style:style style:name="P70"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71"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72"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style>
    <style:style style:name="P73" style:family="paragraph" style:parent-style-name="Heading_20_3">
      <style:text-properties fo:color="#3d85c6" loext:opacity="100%" style:font-name="Goudy" fo:font-size="12pt" fo:language="en" fo:country="none" officeooo:rsid="00496225" officeooo:paragraph-rsid="00496225" style:letter-kerning="false" style:font-name-asian="Modern Antiqua1" style:font-size-asian="12pt" style:language-asian="zh" style:country-asian="CN" style:font-name-complex="Modern Antiqua1" style:font-size-complex="12pt" style:language-complex="hi" style:country-complex="IN"/>
    </style:style>
    <style:style style:name="P74" style:family="paragraph" style:parent-style-name="Heading_20_3">
      <style:text-properties officeooo:rsid="00581e21" officeooo:paragraph-rsid="00581e21"/>
    </style:style>
    <style:style style:name="P75" style:family="paragraph" style:parent-style-name="Heading_20_4">
      <style:text-properties officeooo:rsid="00547348" officeooo:paragraph-rsid="00547348"/>
    </style:style>
    <style:style style:name="P76" style:family="paragraph" style:parent-style-name="Heading_20_4">
      <style:text-properties officeooo:rsid="0055e8f2" officeooo:paragraph-rsid="0055e8f2"/>
    </style:style>
    <style:style style:name="P77" style:family="paragraph" style:parent-style-name="Sidebar" style:list-style-name="Exalt_20_Dot">
      <style:text-properties officeooo:paragraph-rsid="00599fa9"/>
    </style:style>
    <style:style style:name="P78" style:family="paragraph" style:parent-style-name="Sidebar" style:list-style-name="Exalt_20_Dot">
      <style:text-properties officeooo:paragraph-rsid="005ac47b"/>
    </style:style>
    <style:style style:name="P79" style:family="paragraph" style:parent-style-name="Sidebar" style:list-style-name="Exalted_20_Center_20_Dot">
      <style:text-properties officeooo:paragraph-rsid="00599fa9"/>
    </style:style>
    <style:style style:name="P80" style:family="paragraph" style:parent-style-name="Sidebar" style:list-style-name="Exalted_20_Center_20_Dot">
      <style:text-properties officeooo:paragraph-rsid="005ac47b"/>
    </style:style>
    <style:style style:name="P81" style:family="paragraph" style:parent-style-name="Sidebar">
      <style:text-properties officeooo:paragraph-rsid="00599fa9"/>
    </style:style>
    <style:style style:name="P82" style:family="paragraph" style:parent-style-name="Sidebar">
      <style:text-properties officeooo:paragraph-rsid="005ac47b"/>
    </style:style>
    <style:style style:name="P83" style:family="paragraph" style:parent-style-name="Sidebar_20_Heading">
      <style:text-properties officeooo:paragraph-rsid="00599fa9"/>
    </style:style>
    <style:style style:name="P84" style:family="paragraph" style:parent-style-name="Sidebar_20_Heading">
      <style:text-properties officeooo:paragraph-rsid="005ac47b"/>
    </style:style>
    <style:style style:name="P85" style:family="paragraph" style:parent-style-name="Standard">
      <style:text-properties fo:font-weight="normal" officeooo:rsid="004bb3cc" officeooo:paragraph-rsid="004cb6b5" style:font-weight-asian="normal" style:font-weight-complex="normal"/>
    </style:style>
    <style:style style:name="P86" style:family="paragraph" style:parent-style-name="Standard">
      <style:text-properties officeooo:paragraph-rsid="005ac47b"/>
    </style:style>
    <style:style style:name="P87" style:family="paragraph" style:parent-style-name="Standard">
      <style:text-properties officeooo:rsid="015c1915" officeooo:paragraph-rsid="005c704a"/>
    </style:style>
    <style:style style:name="P88" style:family="paragraph" style:parent-style-name="Standard">
      <style:paragraph-properties fo:break-before="page"/>
      <style:text-properties fo:font-weight="normal" officeooo:rsid="004bb3cc" officeooo:paragraph-rsid="004cb6b5" style:font-weight-asian="normal" style:font-weight-complex="normal"/>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05c704a"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5c704a"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4cb6b5"/>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4cb6b5"/>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4cb6b5"/>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style>
    <style:style style:name="P11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4" style:family="paragraph" style:parent-style-name="Table_20_Heading">
      <style:text-properties officeooo:paragraph-rsid="004cb6b5"/>
    </style:style>
    <style:style style:name="P115"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05c704a"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Heading">
      <style:text-properties officeooo:paragraph-rsid="005c704a"/>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fo:font-weight="bold" style:font-name-asian="Spectral1" style:font-size-asian="9pt" style:font-weight-asian="bold" style:font-name-complex="Spectral1" style:font-size-complex="9pt" style:font-weight-complex="bold"/>
    </style:style>
    <style:style style:name="T3" style:family="text">
      <style:text-properties fo:font-size="9pt" style:font-name-asian="Spectral1" style:font-size-asian="9pt" style:font-name-complex="Spectral1" style:font-size-complex="9pt"/>
    </style:style>
    <style:style style:name="T4" style:family="text">
      <style:text-properties fo:font-size="9pt" officeooo:rsid="0035e44a" style:font-name-asian="Spectral1" style:font-size-asian="9pt" style:font-name-complex="Spectral1" style:font-size-complex="9pt"/>
    </style:style>
    <style:style style:name="T5" style:family="text">
      <style:text-properties fo:font-size="9pt" officeooo:rsid="0039dfa3" style:font-name-asian="Spectral1" style:font-size-asian="9pt" style:font-name-complex="Spectral1" style:font-size-complex="9pt"/>
    </style:style>
    <style:style style:name="T6" style:family="text">
      <style:text-properties fo:font-size="9pt" fo:language="en" fo:country="US" style:font-name-asian="Spectral1" style:font-size-asian="9pt" style:font-name-complex="Spectral1" style:font-size-complex="9pt"/>
    </style:style>
    <style:style style:name="T7" style:family="text">
      <style:text-properties fo:font-size="9pt" fo:language="en" fo:country="US" officeooo:rsid="001fbeca" style:font-name-asian="Spectral1" style:font-size-asian="9pt" style:font-name-complex="Spectral1" style:font-size-complex="9pt"/>
    </style:style>
    <style:style style:name="T8" style:family="text">
      <style:text-properties fo:font-size="9pt" fo:language="en" fo:country="US" officeooo:rsid="002143e3" style:font-name-asian="Spectral1" style:font-size-asian="9pt" style:font-name-complex="Spectral1" style:font-size-complex="9pt"/>
    </style:style>
    <style:style style:name="T9" style:family="text">
      <style:text-properties fo:font-size="9pt" fo:language="en" fo:country="US" fo:font-style="italic" style:font-name-asian="Spectral1" style:font-size-asian="9pt" style:font-style-asian="italic" style:font-name-complex="Spectral1" style:font-size-complex="9pt"/>
    </style:style>
    <style:style style:name="T10" style:family="text">
      <style:text-properties fo:font-size="9pt" fo:font-weight="normal" style:font-name-asian="Spectral1" style:font-size-asian="9pt" style:font-weight-asian="normal" style:font-name-complex="Spectral1" style:font-size-complex="9pt" style:font-weight-complex="normal"/>
    </style:style>
    <style:style style:name="T11" style:family="text">
      <style:text-properties fo:font-size="9pt" fo:font-weight="normal" officeooo:rsid="002eb2b3" style:font-name-asian="Spectral1" style:font-size-asian="9pt" style:font-weight-asian="normal" style:font-name-complex="Spectral1" style:font-size-complex="9pt" style:font-weight-complex="normal"/>
    </style:style>
    <style:style style:name="T12" style:family="text">
      <style:text-properties style:use-window-font-color="true" loext:opacity="0%" style:font-name="Spectral" fo:font-size="9pt" officeooo:rsid="00135343" style:letter-kerning="false" style:font-name-asian="Spectral1" style:font-size-asian="9pt" style:language-asian="zh" style:country-asian="CN" style:font-name-complex="Spectral1" style:font-size-complex="9pt" style:language-complex="hi" style:country-complex="IN"/>
    </style:style>
    <style:style style:name="T13" style:family="text">
      <style:text-properties style:use-window-font-color="true" loext:opacity="0%" style:font-name="Times New Roman" fo:font-size="9pt" fo:language="en" fo:country="US" officeooo:rsid="001bf906" style:letter-kerning="false" style:font-name-asian="Spectral1" style:font-size-asian="9pt" style:language-asian="zh" style:country-asian="CN" style:font-name-complex="Spectral1" style:font-size-complex="9pt" style:language-complex="hi" style:country-complex="IN"/>
    </style:style>
    <style:style style:name="T14" style:family="text">
      <style:text-properties style:use-window-font-color="true" loext:opacity="0%" style:font-name="Times New Roman" fo:font-size="9pt" fo:language="en" fo:country="US" officeooo:rsid="00220fb9" style:letter-kerning="false" style:font-name-asian="Spectral1" style:font-size-asian="9pt" style:language-asian="zh" style:country-asian="CN" style:font-name-complex="Spectral1" style:font-size-complex="9pt" style:language-complex="hi" style:country-complex="IN"/>
    </style:style>
    <style:style style:name="T15" style:family="text">
      <style:text-properties style:use-window-font-color="true" loext:opacity="0%" style:font-name="Times New Roman" fo:font-size="9pt" officeooo:rsid="0037c06f" style:letter-kerning="false" style:font-name-asian="Spectral1" style:font-size-asian="9pt" style:language-asian="zh" style:country-asian="CN" style:font-name-complex="Spectral1" style:font-size-complex="9pt" style:language-complex="hi" style:country-complex="IN"/>
    </style:style>
    <style:style style:name="T16" style:family="text">
      <style:text-properties style:use-window-font-color="true" loext:opacity="0%" style:font-name="Times New Roman" officeooo:rsid="002ecddf" style:letter-kerning="false" style:language-asian="zh" style:country-asian="CN" style:language-complex="hi" style:country-complex="IN"/>
    </style:style>
    <style:style style:name="T17" style:family="text">
      <style:text-properties style:use-window-font-color="true" loext:opacity="0%" style:font-name="Times New Roman" officeooo:rsid="00321ed6" style:letter-kerning="false" style:language-asian="zh" style:country-asian="CN" style:language-complex="hi" style:country-complex="IN"/>
    </style:style>
    <style:style style:name="T18"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9"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none" fo:font-weight="normal" officeooo:rsid="026fcb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2" style:family="text">
      <style:text-properties style:use-window-font-color="true" loext:opacity="0%" style:font-name="Times New Roman" fo:font-size="10pt" fo:language="en" fo:country="none"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3"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 style:family="text">
      <style:text-properties style:use-window-font-color="true" loext:opacity="0%" style:font-name="Times New Roman" fo:font-size="10pt" fo:language="en" fo:country="none" fo:font-weight="bold" officeooo:rsid="00599fa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8"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fb8f17"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0a4bdf4"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56"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57"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8"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9"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0"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1" style:family="text">
      <style:text-properties officeooo:rsid="00135343"/>
    </style:style>
    <style:style style:name="T62" style:family="text">
      <style:text-properties officeooo:rsid="00173790"/>
    </style:style>
    <style:style style:name="T63" style:family="text">
      <style:text-properties officeooo:rsid="00186aae"/>
    </style:style>
    <style:style style:name="T64" style:family="text">
      <style:text-properties officeooo:rsid="001bf906"/>
    </style:style>
    <style:style style:name="T65" style:family="text">
      <style:text-properties fo:color="#3d85c6" loext:opacity="100%" style:font-name="Goudy" fo:font-size="12pt" fo:language="en" fo:country="none" officeooo:rsid="001cdb88" style:letter-kerning="false" style:font-name-asian="Modern Antiqua1" style:font-size-asian="12pt" style:language-asian="zh" style:country-asian="CN" style:font-name-complex="Modern Antiqua1" style:font-size-complex="12pt" style:language-complex="hi" style:country-complex="IN"/>
    </style:style>
    <style:style style:name="T66" style:family="text">
      <style:text-properties officeooo:rsid="002fef9a"/>
    </style:style>
    <style:style style:name="T67" style:family="text">
      <style:text-properties officeooo:rsid="00306eb2"/>
    </style:style>
    <style:style style:name="T68" style:family="text">
      <style:text-properties officeooo:rsid="0095bf6b"/>
    </style:style>
    <style:style style:name="T69" style:family="text">
      <style:text-properties officeooo:rsid="003b7ac9"/>
    </style:style>
    <style:style style:name="T70" style:family="text">
      <style:text-properties style:font-name-asian="Spectral1" style:font-name-complex="Spectral1"/>
    </style:style>
    <style:style style:name="T71" style:family="text">
      <style:text-properties officeooo:rsid="00404831" style:font-name-asian="Spectral1" style:font-name-complex="Spectral1"/>
    </style:style>
    <style:style style:name="T72" style:family="text">
      <style:text-properties fo:color="#0b5394" loext:opacity="100%" style:font-name="Envision Roman" fo:font-size="18pt" fo:language="en" fo:country="none" style:letter-kerning="false" style:font-name-asian="Modern Antiqua1" style:font-size-asian="18pt" style:language-asian="zh" style:country-asian="CN" style:font-name-complex="Modern Antiqua1" style:font-size-complex="18pt" style:language-complex="hi" style:country-complex="IN"/>
    </style:style>
    <style:style style:name="T73" style:family="text">
      <style:text-properties fo:color="#0b5394" loext:opacity="100%" style:font-name="Envision Roman" fo:font-size="18pt" fo:language="en" fo:country="none" officeooo:rsid="0044db71" style:letter-kerning="false" style:font-name-asian="Modern Antiqua1" style:font-size-asian="18pt" style:language-asian="zh" style:country-asian="CN" style:font-name-complex="Modern Antiqua1" style:font-size-complex="18pt" style:language-complex="hi" style:country-complex="IN"/>
    </style:style>
    <style:style style:name="T74" style:family="text">
      <style:text-properties fo:font-weight="bold" style:font-weight-asian="bold"/>
    </style:style>
    <style:style style:name="T75" style:family="text">
      <style:text-properties fo:font-weight="bold" style:font-weight-asian="bold" style:font-weight-complex="bold"/>
    </style:style>
    <style:style style:name="T76" style:family="text">
      <style:text-properties fo:font-weight="bold" officeooo:rsid="014ac451" style:font-weight-asian="bold" style:font-weight-complex="bold"/>
    </style:style>
    <style:style style:name="T77" style:family="text">
      <style:text-properties fo:font-weight="bold" officeooo:rsid="016041c5" style:font-weight-asian="bold"/>
    </style:style>
    <style:style style:name="T78" style:family="text">
      <style:text-properties fo:font-weight="normal" style:font-weight-asian="normal" style:font-weight-complex="normal"/>
    </style:style>
    <style:style style:name="T79" style:family="text">
      <style:text-properties fo:font-weight="normal" officeooo:rsid="00478d6f" style:font-weight-asian="normal" style:font-weight-complex="normal"/>
    </style:style>
    <style:style style:name="T80" style:family="text">
      <style:text-properties fo:font-weight="normal" officeooo:rsid="004933a7" style:font-weight-asian="normal" style:font-weight-complex="normal"/>
    </style:style>
    <style:style style:name="T81" style:family="text">
      <style:text-properties fo:font-weight="normal" officeooo:rsid="0044db71" style:font-weight-asian="normal" style:font-weight-complex="normal"/>
    </style:style>
    <style:style style:name="T82" style:family="text">
      <style:text-properties fo:font-weight="normal" officeooo:rsid="01776b8a" style:font-weight-asian="normal" style:font-weight-complex="normal"/>
    </style:style>
    <style:style style:name="T83" style:family="text">
      <style:text-properties fo:font-weight="normal" officeooo:rsid="016041c5" style:font-weight-asian="normal" style:font-weight-complex="normal"/>
    </style:style>
    <style:style style:name="T84" style:family="text">
      <style:text-properties fo:font-weight="normal" officeooo:rsid="01783492" style:font-weight-asian="normal" style:font-weight-complex="normal"/>
    </style:style>
    <style:style style:name="T85" style:family="text">
      <style:text-properties officeooo:rsid="004a9fef"/>
    </style:style>
    <style:style style:name="T86" style:family="text">
      <style:text-properties officeooo:rsid="004cb6b5"/>
    </style:style>
    <style:style style:name="T87" style:family="text">
      <style:text-properties officeooo:rsid="0207dae6"/>
    </style:style>
    <style:style style:name="T88"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89"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90"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91" style:family="text">
      <style:text-properties fo:font-style="italic" style:font-style-asian="italic" style:font-style-complex="italic"/>
    </style:style>
    <style:style style:name="T92" style:family="text">
      <style:text-properties fo:font-style="italic" officeooo:rsid="0050730f" style:font-style-asian="italic" style:font-style-complex="italic"/>
    </style:style>
    <style:style style:name="T93" style:family="text">
      <style:text-properties officeooo:rsid="00a04223"/>
    </style:style>
    <style:style style:name="T94" style:family="text">
      <style:text-properties officeooo:rsid="00bc3a2f"/>
    </style:style>
    <style:style style:name="T95" style:family="text">
      <style:text-properties officeooo:rsid="0278da3d"/>
    </style:style>
    <style:style style:name="T96" style:family="text">
      <style:text-properties officeooo:rsid="01f86938"/>
    </style:style>
    <style:style style:name="T97" style:family="text">
      <style:text-properties officeooo:rsid="01f71076"/>
    </style:style>
    <style:style style:name="T98" style:family="text">
      <style:text-properties officeooo:rsid="020bc67b"/>
    </style:style>
    <style:style style:name="T99" style:family="text">
      <style:text-properties officeooo:rsid="00502dce"/>
    </style:style>
    <style:style style:name="T100" style:family="text">
      <style:text-properties officeooo:rsid="0050730f"/>
    </style:style>
    <style:style style:name="T101" style:family="text">
      <style:text-properties officeooo:rsid="0057d31d"/>
    </style:style>
    <style:style style:name="T102" style:family="text">
      <style:text-properties officeooo:rsid="01776b8a"/>
    </style:style>
    <style:style style:name="T103" style:family="text">
      <style:text-properties officeooo:rsid="01783492"/>
    </style:style>
    <style:style style:name="T104" style:family="text">
      <style:text-properties officeooo:rsid="017f2e53"/>
    </style:style>
    <style:style style:name="T105" style:family="text">
      <style:text-properties officeooo:rsid="016041c5"/>
    </style:style>
    <style:style style:name="T106" style:family="text">
      <style:text-properties officeooo:rsid="019eb3dc"/>
    </style:style>
    <style:style style:name="T107" style:family="text">
      <style:text-properties officeooo:rsid="01a08334"/>
    </style:style>
    <style:style style:name="T108" style:family="text">
      <style:text-properties officeooo:rsid="0231b846"/>
    </style:style>
    <style:style style:name="T109" style:family="text">
      <style:text-properties officeooo:rsid="0236a16a"/>
    </style:style>
    <style:style style:name="T110" style:family="text">
      <style:text-properties officeooo:rsid="02374b7d"/>
    </style:style>
    <style:style style:name="T111" style:family="text">
      <style:text-properties officeooo:rsid="021203e4"/>
    </style:style>
    <style:style style:name="T112" style:family="text">
      <style:text-properties officeooo:rsid="005dd15d"/>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style:style style:name="Sect2"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3" style:family="section">
      <style:section-properties text:dont-balance-text-columns="false" style:editable="false">
        <style:columns fo:column-count="2" fo:column-gap="0in">
          <style:column style:rel-width="5400*" fo:start-indent="0in" fo:end-indent="0in"/>
          <style:column style:rel-width="5400*"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General</text:h>
      <text:section text:style-name="Sect1" text:name="TextSection">
        <text:h text:style-name="P6" text:outline-level="2">Dice Pools</text:h>
        <text:list xml:id="list1622070460" text:style-name="Exalt_20_Dot">
          <text:list-item>
            <text:p text:style-name="P64"><text:span text:style-name="T1">#</text:span><text:span text:style-name="T10">Successes</text:span><text:span text:style-name="T1"> = </text:span><text:span text:style-name="T3">[Att+Ability] xd10 &gt; 7</text:span></text:p>
            <text:list>
              <text:list-item>
                <text:p text:style-name="P67">10’s are double.</text:p>
              </text:list-item>
            </text:list>
          </text:list-item>
          <text:list-item>
            <text:p text:style-name="P64"><text:span text:style-name="T3">#Successes &gt;= </text:span><text:span text:style-name="T10">Difficulty of Action</text:span></text:p>
          </text:list-item>
          <text:list-item>
            <text:p text:style-name="P64"><text:span text:style-name="T3">On a failure, may choose to </text:span><text:span text:style-name="T10">Botch</text:span><text:span text:style-name="T2">, </text:span><text:span text:style-name="T3">gaining a</text:span><text:span text:style-name="T10"> Strife Point </text:span><text:span text:style-name="T11">in exchange for a Drawback.</text:span></text:p>
          </text:list-item>
        </text:list>
        <text:h text:style-name="Heading_20_3" text:outline-level="3">Stunting</text:h>
        <text:p text:style-name="P13">+2 Dice to an action (or +1 to Static Value).</text:p>
        <text:p text:style-name="P13">May <text:span text:style-name="T16">Assist others by Stunting.</text:span></text:p>
        <text:h text:style-name="P26" text:outline-level="3">Push the Roll</text:h>
        <text:p text:style-name="P13">After rolling gain +2 <text:span text:style-name="T67">dice/+1 </text:span><text:span text:style-name="T17">Static Value</text:span> in exchange for a <text:span text:style-name="T66">Drawback</text:span>, such as:</text:p>
        <text:list xml:id="list164624215716945" text:continue-numbering="true" text:style-name="Exalt_20_Dot">
          <text:list-item>
            <text:p text:style-name="P67">Gain Limit</text:p>
          </text:list-item>
          <text:list-item>
            <text:p text:style-name="P67">Wound/Exhaustion</text:p>
          </text:list-item>
          <text:list-item>
            <text:p text:style-name="P70">Scene Turns Sour</text:p>
          </text:list-item>
        </text:list>
        <text:p text:style-name="P15">If acting in your Specialty, may gain +4 dice/+2 Defense value.</text:p>
        <text:h text:style-name="P6" text:outline-level="2">Motes and Anima</text:h>
        <text:p text:style-name="P12"><text:span text:style-name="T10">Personal is emptied first, then Peripheral</text:span><text:span text:style-name="T2">.</text:span></text:p>
        <text:p text:style-name="P9"><text:span text:style-name="T10">Personal Motes</text:span><text:span text:style-name="T1"> </text:span><text:span text:style-name="T3">do not cause Anima Flare, but only fully regain after a full night’s rest.</text:span></text:p>
        <text:p text:style-name="P9"><text:span text:style-name="T10">Peripheral Motes</text:span><text:span text:style-name="T3"> automatically refill at the beginning of each scene.</text:span></text:p>
        <text:p text:style-name="P9"><text:span text:style-name="T12">As the Peripheral Mote pool is depleted, you</text:span><text:span text:style-name="T3"> will raise your anima to the following:</text:span></text:p>
        <text:list xml:id="list164623794312442" text:continue-numbering="true" text:style-name="Exalt_20_Dot">
          <text:list-item>
            <text:p text:style-name="P67">(1-<text:span text:style-name="T61">5</text:span>) <text:tab/>Glowing</text:p>
          </text:list-item>
          <text:list-item>
            <text:p text:style-name="P67">(<text:span text:style-name="T61">6</text:span>-<text:span text:style-name="T61">10</text:span>) <text:tab/>Burning</text:p>
          </text:list-item>
          <text:list-item>
            <text:p text:style-name="P70">(1<text:span text:style-name="T61">1</text:span>+)<text:tab/>Totemic</text:p>
          </text:list-item>
        </text:list>
        <text:p text:style-name="P13">It takes 15 minutes to go down each level.</text:p>
        <text:p text:style-name="P11"><text:span text:style-name="T4">The Peripheral Pool </text:span><text:span text:style-name="T5">size can be</text:span><text:span text:style-name="T15"> affected by locations:</text:span></text:p>
        <table:table table:name="Table9" table:style-name="Table9">
          <table:table-column table:style-name="Table9.A"/>
          <table:table-column table:style-name="Table9.B"/>
          <table:table-row table:style-name="TableLine1826678710928">
            <table:table-cell table:style-name="Table9.A1" table:number-columns-spanned="2" office:value-type="string">
              <text:p text:style-name="P30"><text:s/>Locations</text:p>
            </table:table-cell>
            <table:covered-table-cell/>
          </table:table-row>
          <table:table-row table:style-name="TableLine1826678716640">
            <table:table-cell table:style-name="Table9.A2" office:value-type="string">
              <text:p text:style-name="P31">Mote <text:span text:style-name="T18">Pool</text:span></text:p>
            </table:table-cell>
            <table:table-cell table:style-name="Table9.B2" office:value-type="string">
              <text:p text:style-name="P31">Underworld <text:span text:style-name="T69">(Example)</text:span></text:p>
            </table:table-cell>
          </table:table-row>
          <table:table-row table:style-name="TableLine1826678710384">
            <table:table-cell table:style-name="Table9.A3" office:value-type="string">
              <text:p text:style-name="P28">-5</text:p>
            </table:table-cell>
            <table:table-cell table:style-name="Table9.B3" office:value-type="string">
              <text:p text:style-name="P28">Shadowlands</text:p>
            </table:table-cell>
          </table:table-row>
          <table:table-row table:style-name="Table9.4">
            <table:table-cell table:style-name="Table9.A2" office:value-type="string">
              <text:p text:style-name="P29">-<text:span text:style-name="T68">10</text:span></text:p>
            </table:table-cell>
            <table:table-cell table:style-name="Table9.B2" office:value-type="string">
              <text:p text:style-name="P28">Underworld</text:p>
            </table:table-cell>
          </table:table-row>
          <table:table-row table:style-name="TableLine1826678717184">
            <table:table-cell table:style-name="Table9.A3" office:value-type="string">
              <text:p text:style-name="P29">-<text:span text:style-name="T68">15</text:span></text:p>
            </table:table-cell>
            <table:table-cell table:style-name="Table9.B3" office:value-type="string">
              <text:p text:style-name="P28">The Labyrinth</text:p>
            </table:table-cell>
          </table:table-row>
          <table:table-row table:style-name="Table9.6">
            <table:table-cell table:style-name="Table9.A2" office:value-type="string">
              <text:p text:style-name="P29">-<text:span text:style-name="T68">20</text:span></text:p>
            </table:table-cell>
            <table:table-cell table:style-name="Table9.B2" office:value-type="string">
              <text:p text:style-name="P28">Void</text:p>
            </table:table-cell>
          </table:table-row>
        </table:table>
        <text:p text:style-name="P16"/>
        <text:h text:style-name="P6" text:outline-level="2">Strifes</text:h>
        <text:p text:style-name="P13">By using a Strife point, a character may:</text:p>
        <text:list xml:id="list164624483365526" text:continue-numbering="true" text:style-name="Exalt_20_Dot">
          <text:list-item>
            <text:p text:style-name="P67">Use Exalt/Caste/<text:span text:style-name="T63">Power</text:span> Expression</text:p>
          </text:list-item>
          <text:list-item>
            <text:p text:style-name="P69">Introduce a Fact</text:p>
          </text:list-item>
          <text:list-item>
            <text:p text:style-name="P70">Turn the Scene in their Favor</text:p>
          </text:list-item>
        </text:list>
        <text:h text:style-name="P8" text:outline-level="2">Social Influence</text:h>
        <text:p text:style-name="P10"><text:span text:style-name="T1">Intimacy</text:span><text:span text:style-name="T3">: A character trait representing above-average emotions/feelings of a subject. +2 Resolve defense.<text:line-break/></text:span><text:span text:style-name="T1">Defining Intimacies</text:span><text:span text:style-name="T3"> cannot be influenced.</text:span></text:p>
        <text:h text:style-name="Heading_20_3" text:outline-level="3">Social Actions</text:h>
        <text:h text:style-name="P5" text:outline-level="4">Perform Task </text:h>
        <text:p text:style-name="P13">(vs. Resolve)</text:p>
        <text:list xml:id="list164623656050434" text:continue-numbering="true" text:style-name="Exalt_20_Dot">
          <text:list-item>
            <text:p text:style-name="P64"><text:span text:style-name="T1">Serious </text:span><text:span text:style-name="T3">Tasks require leveraging an Intimacy.</text:span></text:p>
          </text:list-item>
          <text:list-item>
            <text:p text:style-name="P72"><text:span text:style-name="T1">Life-Changing</text:span><text:span text:style-name="T3"> tasks require leveraging a Defining Intimacy.</text:span></text:p>
          </text:list-item>
        </text:list>
        <text:h text:style-name="P5" text:outline-level="4">Influence Intimacy</text:h>
        <text:p text:style-name="P13">(vs. Resolve)</text:p>
        <text:p text:style-name="P13">Use an existing Intimacy to suppress a different Intimacy, or create a new one. May also target raw emotions for more unpredictable results.</text:p>
        <text:h text:style-name="P5" text:outline-level="4">Read Intentions</text:h>
        <text:p text:style-name="P13">(Insight Roll vs. Guile)</text:p>
        <text:p text:style-name="P13">May ask a question about the character’s actions. The Storyteller must answer truthfully. For every (+2) threshold success, may ask another.</text:p>
        <text:h text:style-name="P5" text:outline-level="4">Discover Intimacy</text:h>
        <text:p text:style-name="P13">(Insight Roll vs. Guile)</text:p>
        <text:p text:style-name="P14">Must state a set of actions or behaviors they are analyzing.</text:p>
        <text:h text:style-name="P7" text:outline-level="2">Encounter Scenes</text:h>
        <text:p text:style-name="P17"><text:span text:style-name="T6">The task is divided into </text:span><text:span text:style-name="T13">2-4</text:span><text:span text:style-name="T6"> Key Issues that must be individually addressed with a certain amount of </text:span><text:span text:style-name="T9">Influence Points</text:span><text:span text:style-name="T6"> backing the character.</text:span><text:span text:style-name="T7"> </text:span></text:p>
        <text:list xml:id="list164623512996020" text:continue-numbering="true" text:style-name="Exalt_20_Dot">
          <text:list-item>
            <text:p text:style-name="P68">5—Simple Issue</text:p>
          </text:list-item>
          <text:list-item>
            <text:p text:style-name="P68">10—Moderate Issue</text:p>
          </text:list-item>
          <text:list-item>
            <text:p text:style-name="P71">15—Complex Issue</text:p>
          </text:list-item>
        </text:list>
        <text:h text:style-name="P23" text:outline-level="3">Gather Influence</text:h>
        <text:p text:style-name="P20">Perform an Action Roll against a Key Issue, and gain that many Successes as Influence.</text:p>
        <text:h text:style-name="P24" text:outline-level="3"><text:span text:style-name="T65">Sabotage</text:span><text:span text:style-name="T64"> Influence</text:span></text:h>
        <text:p text:style-name="P21">Perform a Gather Influence roll, but remove an enemies number of Successes in Influence.</text:p>
        <text:h text:style-name="P25" text:outline-level="3">Control Key Issue</text:h>
        <text:p text:style-name="P18"><text:span text:style-name="T7">An Issue is controlled by a side once they have met the Influence requirement, and </text:span><text:span text:style-name="T14">have kept the most Influence over the Issue for a full Round.</text:span></text:p>
        <text:p text:style-name="P19"><text:span text:style-name="T7"><text:s/>The Encounter ends once all Key Issues are controlled. </text:span><text:span text:style-name="T8">(Regardless of if it is by one party or another.)</text:span></text:p>
        <text:h text:style-name="P22" text:outline-level="2">Projects</text:h>
        <text:p text:style-name="P13">During play, you are awarded Project Resources, and Defining Resources, in accordance to player actions. While similar to XP, it represents material, social, and strategic resources they gather in their travels.</text:p>
        <text:p text:style-name="P13">Depending on the ability used, you may do such actions as:</text:p>
        <text:list xml:id="list164624847376009" text:continue-numbering="true" text:style-name="Exalt_20_Dot">
          <text:list-item>
            <text:p text:style-name="P67">Build a villag<text:span text:style-name="T62">e</text:span></text:p>
          </text:list-item>
          <text:list-item>
            <text:p text:style-name="P67">Create a spy network</text:p>
          </text:list-item>
          <text:list-item>
            <text:p text:style-name="P67">Generate Wealth</text:p>
          </text:list-item>
          <text:list-item>
            <text:p text:style-name="P67">Create/upgrade an artifact</text:p>
          </text:list-item>
        </text:list>
        <text:h text:style-name="P4" text:outline-level="3">Scale</text:h>
        <text:p text:style-name="P9"><text:span text:style-name="T3">The </text:span><text:span text:style-name="T1">Scale</text:span><text:span text:style-name="T3"> of a Project increases the Resources required for it, as well as the number of </text:span><text:span text:style-name="T1">Challenge Rolls</text:span><text:span text:style-name="T3"> that can create problems during your project.</text:span></text:p>
        <text:h text:style-name="P3" text:outline-level="3">Challenge Roll: 1d10</text:h>
        <text:list xml:id="list164624192567536" text:continue-numbering="true" text:style-name="Exalt_20_Dot">
          <text:list-item>
            <text:p text:style-name="P65">10: Critical Success</text:p>
          </text:list-item>
          <text:list-item>
            <text:p text:style-name="P65">7-9: Success</text:p>
          </text:list-item>
          <text:list-item>
            <text:p text:style-name="P66">4-6: Oddity Develops</text:p>
          </text:list-item>
          <text:list-item>
            <text:p text:style-name="P65">2-3: Minor Problem</text:p>
          </text:list-item>
          <text:list-item>
            <text:p text:style-name="P72"><text:span text:style-name="T70">1: Major Proble</text:span><text:span text:style-name="T71">m</text:span></text:p>
          </text:list-item>
        </text:list>
      </text:section>
      <text:h text:style-name="P32" text:outline-level="1"><text:soft-page-break/>Combat<text:span text:style-name="T73"> </text:span></text:h>
      <text:section text:style-name="Sect2" text:name="Section1">
        <text:h text:style-name="Heading_20_2" text:outline-level="2"><text:span text:style-name="T73">C</text:span><text:span text:style-name="T72">ombat Start</text:span></text:h>
        <text:list xml:id="list164624914352291" text:continue-numbering="true" text:style-name="Exalt_20_Dot">
          <text:list-item>
            <text:p text:style-name="P38">Turn order: 1d10 + (Initiative)</text:p>
          </text:list-item>
          <text:list-item>
            <text:p text:style-name="P38">Start with (Initiative) Impulse</text:p>
          </text:list-item>
        </text:list>
        <text:h text:style-name="P27" text:outline-level="3">Ambush Round</text:h>
        <text:p text:style-name="P39">Characters get a (Wits + Awareness) roll to prevent being ambushed.</text:p>
        <text:list xml:id="list164623337032612" text:continue-numbering="true" text:style-name="Exalt_20_Dot">
          <text:list-item>
            <text:p text:style-name="P40">Start with <text:span text:style-name="T75">0 Impulse</text:span><text:span text:style-name="T78">.</text:span></text:p>
          </text:list-item>
          <text:list-item>
            <text:p text:style-name="P40"><text:span text:style-name="T78">Act after ot</text:span><text:span text:style-name="T80">hers</text:span><text:span text:style-name="T78"> </text:span><text:span text:style-name="T79">in first round.</text:span></text:p>
          </text:list-item>
        </text:list>
        <text:h text:style-name="P73" text:outline-level="3">Action <text:span text:style-name="T85">Types</text:span></text:h>
        <text:list xml:id="list164624517943127" text:continue-numbering="true" text:style-name="Exalt_20_Dot">
          <text:list-item>
            <text:p text:style-name="P41"><text:span text:style-name="T75">Simple</text:span> – Consumes Action</text:p>
          </text:list-item>
          <text:list-item>
            <text:p text:style-name="P41"><text:span text:style-name="T75">Reflexive</text:span> – Conditional, does not consume action.</text:p>
          </text:list-item>
          <text:list-item>
            <text:p text:style-name="P43">Supplemental<text:span text:style-name="T81"> – </text:span><text:span text:style-name="T78">Paired with a Simple Action.</text:span></text:p>
          </text:list-item>
          <text:list-item>
            <text:p text:style-name="P43">Free –<text:span text:style-name="T78"> May be performed on turn, but does not consume action.</text:span></text:p>
          </text:list-item>
        </text:list>
        <text:h text:style-name="Heading_20_3" text:outline-level="3">General Actions</text:h>
        <text:list xml:id="list164624418082896" text:continue-numbering="true" text:style-name="Exalt_20_Dot">
          <text:list-item>
            <text:p text:style-name="P42">May <text:span text:style-name="T85">H</text:span>old Action for 2 Impulse. <text:span text:style-name="T85">--Must hold for a stated condition.(Reflexive)</text:span></text:p>
          </text:list-item>
          <text:list-item>
            <text:p text:style-name="P52"><text:span text:style-name="T75">Change Initiative: </text:span>1x Impulse per +1 Initiative. (May drop down any number for free.) (Free Action).</text:p>
          </text:list-item>
          <text:list-item>
            <text:p text:style-name="P45">Move<text:span text:style-name="T78"> (Free Action.)</text:span></text:p>
          </text:list-item>
          <text:list-item>
            <text:p text:style-name="P52"><text:span text:style-name="T75">Maneuver</text:span> – Generate Impulse.</text:p>
          </text:list-item>
          <text:list-item>
            <text:p text:style-name="P44">Decisive Strike – <text:span text:style-name="T78">Use Impulse to attack..</text:span></text:p>
          </text:list-item>
          <text:list-item>
            <text:p text:style-name="P44">Use Simple Power</text:p>
          </text:list-item>
        </text:list>
        <text:h text:style-name="Heading_20_2" text:outline-level="2">Situational Defense<text:line-break/><text:span text:style-name="T112">(Cover)</text:span></text:h>
        <text:list xml:id="list164624914943283" text:continue-numbering="true" text:style-name="Exalt_20_Dot">
          <text:list-item>
            <text:p text:style-name="P37"><text:span text:style-name="T74">Partial – </text:span><text:span text:style-name="T82">Provides +2 DV. This represents significant, but not impenetrable protection from attackers. Such as hiding behind pillars, standing in uneven terrain, or being surrounded by gale winds.</text:span></text:p>
          </text:list-item>
          <text:list-item>
            <text:p text:style-name="P51">Full – <text:span text:style-name="T82">Cannot be attacked while the defense is active. They are standing behind a full wall, </text:span><text:span text:style-name="T84">across a giant chasm, or have become Immaterial.</text:span></text:p>
          </text:list-item>
        </text:list>
        <text:h text:style-name="P22" text:outline-level="2">Maneuvers</text:h>
        <text:p text:style-name="P53"><text:span text:style-name="T78">Describe your tactical action, and make a standard Action Roll—gaining th</text:span><text:span text:style-name="T19">e number of successes in </text:span><text:span text:style-name="T31">Impulse.</text:span></text:p>
        <text:h text:style-name="Heading_20_4" text:outline-level="4">Stunt Maneuver</text:h>
        <text:p text:style-name="P54">When Performing a Maneuver, you may <text:span text:style-name="T75">Stunt</text:span> the action. So long as the roll is above the respective defense, the action both gains Impulse and <text:span text:style-name="T86">performs tha action.</text:span></text:p>
        <text:p text:style-name="P55">Stunt Maneuvers can do most anything <text:span text:style-name="T75">except</text:span> deal direct damage <text:span text:style-name="T100">to G</text:span><text:span text:style-name="T92">reater</text:span><text:span text:style-name="T100"> foes.</text:span></text:p>
        <text:h text:style-name="Heading_20_2" text:outline-level="2">Decisive Strike</text:h>
        <text:p text:style-name="P57">Requires a minimum of 2 Impulse.</text:p>
        <text:list xml:id="list164623497697593" text:continue-numbering="true" text:style-name="Exalt_20_Dot">
          <text:list-item>
            <text:p text:style-name="P47"><text:span text:style-name="T47">A</text:span><text:span text:style-name="T39">ccuracy </text:span><text:span text:style-name="T48">Pool</text:span><text:span text:style-name="T39">:</text:span><text:span text:style-name="T19"> </text:span><text:span text:style-name="T21">(Attribute + Ability + Weapon Mod)</text:span><text:span text:style-name="T19"> </text:span></text:p>
          </text:list-item>
          <text:list-item>
            <text:p text:style-name="P46"><text:span text:style-name="T39">Hit:</text:span><text:span text:style-name="T19"> (Accuracy Roll) &gt;= </text:span><text:span text:style-name="T20">Target </text:span><text:span text:style-name="T19">DV.</text:span></text:p>
          </text:list-item>
        </text:list>
        <text:p text:style-name="P48"><text:span text:style-name="T19">On a miss, lose 2 Impulse.</text:span></text:p>
        <text:p text:style-name="P59"><text:span text:style-name="T25">On a success:</text:span></text:p>
        <text:p text:style-name="P58"><text:span text:style-name="T22">T</text:span><text:span text:style-name="T19">he character is required to use </text:span><text:span text:style-name="T57">all</text:span><text:span text:style-name="T59"> of their Impulse on a Decisive attack</text:span></text:p>
        <text:list xml:id="list164624053324446" text:continue-numbering="true" text:style-name="Exalt_20_Dot">
          <text:list-item>
            <text:p text:style-name="P35"><text:span text:style-name="T35">Damage Pool:</text:span><text:span text:style-name="T22"> </text:span><text:span text:style-name="T26">(</text:span><text:span text:style-name="T22">Impulse </text:span><text:span text:style-name="T27">gathered</text:span><text:span text:style-name="T26">)</text:span></text:p>
          </text:list-item>
          <text:list-item>
            <text:p text:style-name="P49"><text:span text:style-name="T49">Damage Dealt</text:span><text:span text:style-name="T50">:</text:span><text:span text:style-name="T22"> </text:span><text:span text:style-name="T23">(Damage Roll)</text:span><text:span text:style-name="T22"> </text:span><text:span text:style-name="T24">+ Base Damage</text:span></text:p>
          </text:list-item>
        </text:list>
        <text:h text:style-name="P75" text:outline-level="4">Flurry Strike</text:h>
        <text:p text:style-name="P60">You may attack multiple targets at once. Use the Highest defense of the targets, and then <text:span text:style-name="T39">split the damage dealt across the targets.</text:span></text:p>
        <text:h text:style-name="P22" text:outline-level="2">Range</text:h>
        <text:p text:style-name="P61">There are 4 standard range bands, which measure relative distance between characters. A Move action must be taken to change relative distance.:</text:p>
        <text:list xml:id="list164623150046464" text:continue-numbering="true" text:style-name="Exalt_20_Dot">
          <text:list-item>
            <text:p text:style-name="P62">Melee/Close</text:p>
          </text:list-item>
          <text:list-item>
            <text:p text:style-name="P62">Short</text:p>
          </text:list-item>
          <text:list-item>
            <text:p text:style-name="P62">Medium</text:p>
          </text:list-item>
          <text:list-item>
            <text:p text:style-name="P62">Long</text:p>
          </text:list-item>
        </text:list>
        <text:p text:style-name="P61">To move <text:span text:style-name="T91">away</text:span> from <text:span text:style-name="T75">Melee/Close</text:span><text:span text:style-name="T78">, a Disengage action must be taken.</text:span></text:p>
        <text:h text:style-name="P76" text:outline-level="4">Attack Types</text:h>
        <text:list xml:id="list164623196420496" text:continue-numbering="true" text:style-name="Exalt_20_Dot">
          <text:list-item>
            <text:p text:style-name="P50">Melee <text:span text:style-name="T78">attacks may only be naturally made at Melee range.</text:span></text:p>
          </text:list-item>
          <text:list-item>
            <text:p text:style-name="P50">Ranged <text:span text:style-name="T78">attacks may be naturally made at Short, and Medium. They may be made at Melee with (-2) successes.</text:span></text:p>
          </text:list-item>
        </text:list>
        <text:h text:style-name="Heading_20_2" text:outline-level="2">Movement</text:h>
        <text:p text:style-name="P61">Movement is a Free Action, but only one Move action may be taken per turn.</text:p>
        <text:h text:style-name="P76" text:outline-level="4">Standard Move</text:h>
        <text:p text:style-name="P61">May change 1 relative range band between characters. Other targets are updated as common sense dictates.</text:p>
        <text:h text:style-name="P76" text:outline-level="4">Dash</text:h>
        <text:p text:style-name="P61">Spend 2 Impulse. May change 2 relative bands between characters. Suffer -1DV for a Round. Cannot be performed two rounds in a row.</text:p>
        <text:h text:style-name="P76" text:outline-level="4">Disengage</text:h>
        <text:p text:style-name="P61">Spend 2 Impulse, and move away from Melee range of a target. Targets my reflexively roll (Dex + Athletics) vs. your Evasion. If they are successful, <text:span text:style-name="T101">they join you at your new position.</text:span></text:p>
        <text:list xml:id="list164623721776942" text:continue-numbering="true" text:style-name="Exalt_20_Dot">
          <text:list-header>
            <text:p text:style-name="P63"/>
            <text:p text:style-name="P63"/>
          </text:list-header>
        </text:list>
      </text:section>
      <text:section text:style-name="Sect3" text:name="Section2">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14"><text:span text:style-name="T37">E</text:span><text:span text:style-name="T32">xample</text:span><text:span text:style-name="T33"> </text:span><text:span text:style-name="T34">Stunt </text:span><text:span text:style-name="T33">Maneuver</text:span><text:span text:style-name="T34"> Effects</text:span></text:p>
            </table:table-cell>
            <table:covered-table-cell/>
            <table:covered-table-cell/>
          </table:table-row>
          <table:table-row table:style-name="Table1.1">
            <table:table-cell table:style-name="Table1.A2" office:value-type="string">
              <text:p text:style-name="P114">Name</text:p>
            </table:table-cell>
            <table:table-cell table:style-name="Table1.B2" office:value-type="string">
              <text:p text:style-name="P114">Difficulty</text:p>
            </table:table-cell>
            <table:table-cell table:style-name="Table1.C2" office:value-type="string">
              <text:p text:style-name="P114">Description</text:p>
            </table:table-cell>
          </table:table-row>
          <table:table-row table:style-name="Table1.1">
            <table:table-cell table:style-name="Table1.A3" office:value-type="string">
              <text:p text:style-name="P91">Knockback /</text:p>
              <text:p text:style-name="P98">Pull /</text:p>
              <text:p text:style-name="P99">Hold</text:p>
            </table:table-cell>
            <table:table-cell table:style-name="Table1.B3" office:value-type="string">
              <text:p text:style-name="P100">DV</text:p>
            </table:table-cell>
            <table:table-cell table:style-name="Table1.B3" office:value-type="string">
              <text:p text:style-name="P108">Moves the target one range band, <text:span text:style-name="T87">or force the target to stay in their current location.</text:span></text:p>
            </table:table-cell>
          </table:table-row>
          <table:table-row table:style-name="Table1.1">
            <table:table-cell table:style-name="Table1.A4" office:value-type="string">
              <text:p text:style-name="P92">Keep Pace</text:p>
            </table:table-cell>
            <table:table-cell table:style-name="Table1.B4" office:value-type="string">
              <text:p text:style-name="P101">Evasion</text:p>
            </table:table-cell>
            <table:table-cell table:style-name="Table1.C4" office:value-type="string">
              <text:p text:style-name="P110"><text:span text:style-name="T88">When the target takes a Move Action </text:span><text:span text:style-name="T90">away</text:span><text:span text:style-name="T88"> from you, </text:span><text:span text:style-name="T89">reflexively </text:span><text:span text:style-name="T55">move</text:span><text:span text:style-name="T89"> </text:span><text:span text:style-name="T56">one range band toward them.</text:span><text:span text:style-name="T89"> This does not consume a Move Action.</text:span></text:p>
            </table:table-cell>
          </table:table-row>
          <table:table-row table:style-name="Table1.5">
            <table:table-cell table:style-name="Table1.A3" office:value-type="string">
              <text:p text:style-name="P93">Distract /</text:p>
              <text:p text:style-name="P113"><text:s/>Intimidate</text:p>
            </table:table-cell>
            <table:table-cell table:style-name="Table1.B3" office:value-type="string">
              <text:p text:style-name="P102">Resolve</text:p>
            </table:table-cell>
            <table:table-cell table:style-name="Table1.B3" office:value-type="string">
              <text:p text:style-name="P109">The target loses <text:span text:style-name="T99">2</text:span> Impulse.</text:p>
            </table:table-cell>
          </table:table-row>
          <table:table-row table:style-name="Table1.6">
            <table:table-cell table:style-name="Table1.A6" office:value-type="string">
              <text:p text:style-name="P97">Stun</text:p>
            </table:table-cell>
            <table:table-cell table:style-name="Table1.B6" office:value-type="string">
              <text:p text:style-name="P111">Soak</text:p>
            </table:table-cell>
            <table:table-cell table:style-name="Table1.C6" office:value-type="string">
              <text:p text:style-name="P110"><text:span text:style-name="T93">The target </text:span><text:span text:style-name="T41">loses 2 dice from their next action.</text:span></text:p>
            </table:table-cell>
          </table:table-row>
          <table:table-row table:style-name="Table1.7">
            <table:table-cell table:style-name="Table1.A7" office:value-type="string">
              <text:p text:style-name="P97">Smash Scenery</text:p>
            </table:table-cell>
            <table:table-cell table:style-name="Table1.A7" office:value-type="string">
              <text:p text:style-name="P111">Based on <text:span text:style-name="T94">S</text:span>cenery</text:p>
            </table:table-cell>
            <table:table-cell table:style-name="Table1.C7" office:value-type="string">
              <text:p text:style-name="P112">Creates Environmental hazards on the field <text:span text:style-name="T95">for 3 Rounds.</text:span></text:p>
            </table:table-cell>
          </table:table-row>
          <table:table-row table:style-name="Table1.7">
            <table:table-cell table:style-name="Table1.A8" office:value-type="string">
              <text:p text:style-name="P94">Seek Cover/</text:p>
              <text:p text:style-name="P103">Destroy <text:span text:style-name="T96">C</text:span>over</text:p>
            </table:table-cell>
            <table:table-cell table:style-name="Table1.A8" office:value-type="string">
              <text:p text:style-name="P104">Based on Scenery</text:p>
            </table:table-cell>
            <table:table-cell table:style-name="Table1.C8" office:value-type="string">
              <text:p text:style-name="P105">Attempt to find Cover, <text:span text:style-name="T97">or eliminate Cover of a target.</text:span></text:p>
            </table:table-cell>
          </table:table-row>
          <table:table-row table:style-name="Table1.7">
            <table:table-cell table:style-name="Table1.A9" office:value-type="string">
              <text:p text:style-name="P95">Defend Other</text:p>
            </table:table-cell>
            <table:table-cell table:style-name="Table1.A9" office:value-type="string">
              <text:p text:style-name="P106">(None)</text:p>
            </table:table-cell>
            <table:table-cell table:style-name="Table1.C9" office:value-type="string">
              <text:p text:style-name="P110"><text:span text:style-name="T42">Protect </text:span><text:span text:style-name="T43">a character </text:span><text:span text:style-name="T44">within</text:span><text:span text:style-name="T43"> </text:span><text:span text:style-name="T44">Short</text:span><text:span text:style-name="T43"> Range </text:span><text:span text:style-name="T45">for a Round</text:span><text:span text:style-name="T43">. They </text:span><text:span text:style-name="T46">may </text:span><text:span text:style-name="T43">use your DV instead of their own</text:span></text:p>
            </table:table-cell>
          </table:table-row>
          <table:table-row table:style-name="Table1.7">
            <table:table-cell table:style-name="Table1.A8" office:value-type="string">
              <text:p text:style-name="P96">Disarm</text:p>
            </table:table-cell>
            <table:table-cell table:style-name="Table1.A8" office:value-type="string">
              <text:p text:style-name="P107">Soak</text:p>
            </table:table-cell>
            <table:table-cell table:style-name="Table1.C8" office:value-type="string">
              <text:p text:style-name="P110"><text:span text:style-name="T87">Knock a weapon out of a hand, </text:span><text:span text:style-name="T98">which cannot be reclaimed for a Round.</text:span></text:p>
            </table:table-cell>
          </table:table-row>
        </table:table>
        <text:p text:style-name="P87"/>
        <table:table table:name="Environmental_Effects" table:style-name="Environmental_5f_Effects">
          <table:table-column table:style-name="Environmental_5f_Effects.A"/>
          <table:table-column table:style-name="Environmental_5f_Effects.B"/>
          <table:table-column table:style-name="Environmental_5f_Effects.C"/>
          <table:table-row table:style-name="TableLine1827092885168">
            <table:table-cell table:style-name="Environmental_5f_Effects.A1" table:number-columns-spanned="3" office:value-type="string">
              <text:p text:style-name="P115">Environmental Effects</text:p>
            </table:table-cell>
            <table:covered-table-cell/>
            <table:covered-table-cell/>
          </table:table-row>
          <table:table-row table:style-name="Environmental_5f_Effects.2">
            <table:table-cell table:style-name="Environmental_5f_Effects.A2" office:value-type="string">
              <text:p text:style-name="P116">Effect Type</text:p>
            </table:table-cell>
            <table:table-cell table:style-name="Environmental_5f_Effects.A2" office:value-type="string">
              <text:p text:style-name="P116">Lesser</text:p>
            </table:table-cell>
            <table:table-cell table:style-name="Environmental_5f_Effects.A2" office:value-type="string">
              <text:p text:style-name="P116">Greater</text:p>
            </table:table-cell>
          </table:table-row>
          <table:table-row table:style-name="TableLine1827092879184">
            <table:table-cell table:style-name="Environmental_5f_Effects.A3" office:value-type="string">
              <text:p text:style-name="P89">Damaging</text:p>
            </table:table-cell>
            <table:table-cell table:style-name="Environmental_5f_Effects.A3" office:value-type="string">
              <text:p text:style-name="P89">Any who end their turn in the area lose <text:span text:style-name="T108">2</text:span> Endurance</text:p>
            </table:table-cell>
            <table:table-cell table:style-name="Environmental_5f_Effects.A3" office:value-type="string">
              <text:p text:style-name="P89">Any who end their turn in the area or pass through it lose <text:span text:style-name="T108">4</text:span> Endurance.</text:p>
            </table:table-cell>
          </table:table-row>
          <table:table-row table:style-name="TableLine1827092880544">
            <table:table-cell table:style-name="Environmental_5f_Effects.A2" office:value-type="string">
              <text:p text:style-name="P89">Impassable</text:p>
            </table:table-cell>
            <table:table-cell table:style-name="Environmental_5f_Effects.A2" office:value-type="string">
              <text:p text:style-name="P89">Must m<text:span text:style-name="T109">a</text:span>ke a (Dex + Athletics) check vs 3 to get across.</text:p>
            </table:table-cell>
            <table:table-cell table:style-name="Environmental_5f_Effects.A2" office:value-type="string">
              <text:p text:style-name="P89">Cannot move across <text:span text:style-name="T110">the zone.</text:span></text:p>
            </table:table-cell>
          </table:table-row>
        </table:table>
        <table:table table:name="Table2" table:style-name="Table2">
          <table:table-column table:style-name="Table2.A"/>
          <table:table-row table:style-name="Table2.1">
            <table:table-cell table:style-name="Table2.A1" office:value-type="string">
              <text:p text:style-name="P84">Alternate Rules: <text:line-break/>Battlemaps and Absolute Positioning</text:p>
              <text:p text:style-name="P82"><text:span text:style-name="T51">Some</text:span><text:span text:style-name="T52">times a particular battle, or </text:span><text:span text:style-name="T53">even the Player Group</text:span><text:span text:style-name="T51"> will prefer the tactical feel of minatures on a battlemap. </text:span><text:span text:style-name="T52">This is perfectly fin</text:span><text:span text:style-name="T53">e, and it is simple enough to convert to Absolute Positioning with the following changes:</text:span></text:p>
              <text:list xml:id="list164625114328115" text:continue-numbering="true" text:style-name="Exalt_20_Dot">
                <text:list-item>
                  <text:p text:style-name="P78"><text:span text:style-name="T53">A </text:span><text:span text:style-name="T39">typical battlemap will use hexagonal spaces (hexes), each representing 5 meters.</text:span></text:p>
                </text:list-item>
                <text:list-item>
                  <text:p text:style-name="P78"><text:span text:style-name="T53">C</text:span><text:span text:style-name="T54">haracters have a </text:span><text:span text:style-name="T36">Speed</text:span><text:span text:style-name="T28"> value: 3 + (Dex+Athletics)/2</text:span></text:p>
                  <text:list>
                    <text:list-item>
                      <text:p text:style-name="P78">A character can Move <text:span text:style-name="T75">Speed</text:span> Hexes (Speed x5 meters)</text:p>
                    </text:list-item>
                    <text:list-item>
                      <text:p text:style-name="P78">Dash is Speed x2 hexes (Speed x10 meters)</text:p>
                    </text:list-item>
                  </text:list>
                </text:list-item>
                <text:list-item>
                  <text:p text:style-name="P78"><text:span text:style-name="T29">A character </text:span><text:span text:style-name="T58">may</text:span><text:span text:style-name="T60"> move away from Melee/Close Range without Disengaging, but only at Half Speed.</text:span></text:p>
                </text:list-item>
                <text:list-item>
                  <text:p text:style-name="P78"><text:span text:style-name="T60">A </text:span><text:span text:style-name="T59">character that successfully contests a disengage action reflexively moves </text:span><text:span text:style-name="T57">halfway</text:span><text:span text:style-name="T59"> towards the new location.</text:span></text:p>
                </text:list-item>
                <text:list-item>
                  <text:p text:style-name="P78">References to “Range Band” as a <text:span text:style-name="T104">generic</text:span> distance is 5 Hexes (25 meters)</text:p>
                </text:list-item>
              </text:list>
              <text:p text:style-name="P82">The definition for <text:span text:style-name="T104">Specific R</text:span>ange bands are:</text:p>
              <text:list xml:id="list4016471246" text:style-name="Exalted_20_Center_20_Dot">
                <text:list-item>
                  <text:p text:style-name="P80"><text:span text:style-name="T76">Melee/</text:span><text:span text:style-name="T74">Close: <text:s/></text:span>0-<text:span text:style-name="T105">1 hex</text:span> (0-<text:span text:style-name="T105">5 m.</text:span>)</text:p>
                </text:list-item>
                <text:list-item>
                  <text:p text:style-name="P80"><text:span text:style-name="T77">Short: <text:s text:c="12"/></text:span><text:span text:style-name="T105">2-5 hex (</text:span>6-2<text:span text:style-name="T106">5</text:span> m.<text:span text:style-name="T105">)</text:span></text:p>
                </text:list-item>
                <text:list-item>
                  <text:p text:style-name="P80"><text:span text:style-name="T74">Medium: <text:s text:c="7"/></text:span><text:span text:style-name="T83">6-15 hex (</text:span>2<text:span text:style-name="T106">6</text:span>-7<text:span text:style-name="T107">5</text:span> m.<text:span text:style-name="T105">)</text:span></text:p>
                </text:list-item>
                <text:list-item>
                  <text:p text:style-name="P80"><text:span text:style-name="T74">Long: <text:s text:c="13"/></text:span><text:span text:style-name="T83">61-30 hex (</text:span>7<text:span text:style-name="T107">6</text:span>-1<text:span text:style-name="T107">50</text:span> m.<text:span text:style-name="T105">)</text:span> </text:p>
                </text:list-item>
                <text:list-item>
                  <text:p text:style-name="P80"><text:span text:style-name="T38">Extreme: <text:s text:c="7"/></text:span><text:span text:style-name="T30">31+ hex <text:s/>(</text:span>1<text:span text:style-name="T107">51</text:span>+ m.<text:span text:style-name="T105">)</text:span> </text:p>
                </text:list-item>
              </text:list>
            </table:table-cell>
          </table:table-row>
        </table:table>
        <text:p text:style-name="P86"/>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3-21T16:46:22.949000000</dc:date>
    <meta:editing-cycles>73</meta:editing-cycles>
    <meta:editing-duration>PT8H38M49S</meta:editing-duration>
    <meta:generator>LibreOffice/7.1.1.2$Windows_X86_64 LibreOffice_project/fe0b08f4af1bacafe4c7ecc87ce55bb426164676</meta:generator>
    <dc:creator>Samuel Smith</dc:creator>
    <meta:document-statistic meta:table-count="4" meta:image-count="0" meta:object-count="0" meta:page-count="3" meta:paragraph-count="204" meta:word-count="1405" meta:character-count="8124" meta:non-whitespace-character-count="6932"/>
  </office:meta>
</office:document-meta>
</file>